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7E7B022BA43FE54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heads_20_1" draw:fill-color="#ff8080" draw:textarea-horizontal-align="center" draw:textarea-vertical-align="middle" draw:shadow="visible"/>
    </style:style>
    <style:style style:name="gr3" style:family="graphic" style:parent-style-name="standard">
      <style:graphic-properties draw:fill-color="#ff8080" draw:textarea-horizontal-align="center" draw:textarea-vertical-align="middle" draw:shadow="visible"/>
    </style:style>
    <style:style style:name="gr4" style:family="graphic" style:parent-style-name="text">
      <style:graphic-properties draw:textarea-horizontal-align="left" draw:auto-grow-height="true" draw:auto-grow-width="false" fo:min-height="3.866cm" fo:min-width="0cm"/>
    </style:style>
    <style:style style:name="gr5" style:family="graphic" style:parent-style-name="standard">
      <style:graphic-properties draw:stroke="none" svg:stroke-width="0.203cm" svg:stroke-color="#000000" draw:marker-end="Arrowheads_20_1" draw:fill="none" draw:fill-color="#ffffff" draw:textarea-horizontal-align="left" draw:auto-grow-height="true" draw:auto-grow-width="true" fo:min-height="0.937cm" fo:min-width="0.002cm" fo:padding-top="0.226cm" fo:padding-bottom="0.226cm" fo:padding-left="0.351cm" fo:padding-right="0.351cm" draw:shadow="visible"/>
    </style:style>
    <style:style style:name="gr6" style:family="graphic" style:parent-style-name="text">
      <style:graphic-properties draw:textarea-horizontal-align="left" draw:auto-grow-height="true" draw:auto-grow-width="true" fo:min-height="0.869cm" fo:min-width="4.358cm"/>
    </style:style>
    <style:style style:name="gr7" style:family="graphic" style:parent-style-name="objectwitharrow">
      <style:graphic-properties draw:marker-start="" draw:textarea-horizontal-align="center" draw:textarea-vertical-align="middle"/>
    </style:style>
    <style:style style:name="gr8" style:family="graphic" style:parent-style-name="text">
      <style:graphic-properties draw:textarea-horizontal-align="left" draw:auto-grow-height="true" draw:auto-grow-width="false" fo:min-height="7.759cm" fo:min-width="0cm"/>
    </style:style>
    <style:style style:name="gr9" style:family="graphic" style:parent-style-name="standard">
      <style:graphic-properties svg:stroke-color="#999999" draw:fill-color="#ffffff" draw:textarea-horizontal-align="justify" draw:textarea-vertical-align="top" draw:auto-grow-height="false" fo:min-height="3.26cm" fo:min-width="9.914cm"/>
    </style:style>
    <style:style style:name="gr10" style:family="graphic" style:parent-style-name="standard">
      <style:graphic-properties svg:stroke-color="#999999" draw:fill-color="#ffffff" draw:textarea-horizontal-align="justify" draw:textarea-vertical-align="top" draw:auto-grow-height="false" fo:min-height="5.338cm" fo:min-width="9.914cm"/>
    </style:style>
    <style:style style:name="gr11" style:family="graphic" style:parent-style-name="text">
      <style:graphic-properties draw:textarea-horizontal-align="left" draw:auto-grow-height="true" draw:auto-grow-width="false" fo:min-height="9.165cm" fo:min-width="0cm"/>
    </style:style>
    <style:style style:name="gr12" style:family="graphic" style:parent-style-name="standard">
      <style:graphic-properties draw:fill-color="#5f9f7e" draw:textarea-horizontal-align="center" draw:textarea-vertical-align="middle" draw:shadow="visib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0.008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5.502cm"/>
    </style:style>
    <style:style style:name="gr15" style:family="graphic" style:parent-style-name="text">
      <style:graphic-properties draw:textarea-horizontal-align="left" draw:auto-grow-height="true" draw:auto-grow-width="false" fo:min-height="4.922cm" fo:min-width="0cm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outline1">
      <style:graphic-properties draw:fill-color="#ffffff" draw:auto-grow-height="true" fo:min-height="17.303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notes">
      <style:graphic-properties draw:fill-color="#ffffff" fo:min-height="13.36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Al Bayan" fo:font-style="normal" style:font-style-asian="normal" style:font-style-complex="normal"/>
    </style:style>
    <style:style style:name="P2" style:family="paragraph">
      <loext:graphic-properties draw:fill-color="#ffffff"/>
      <style:paragraph-properties fo:margin-left="1.2cm" fo:margin-right="0cm" fo:text-indent="-0.9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style:font-name="Al Bayan" fo:font-size="40pt" fo:font-style="normal" style:font-size-asian="40pt" style:font-style-asian="normal" style:font-size-complex="40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8080"/>
      <style:paragraph-properties fo:text-align="center"/>
      <style:text-properties fo:color="#000000"/>
    </style:style>
    <style:style style:name="P7" style:family="paragraph">
      <loext:graphic-properties draw:fill="none" draw:fill-color="#ffffff"/>
    </style:style>
    <style:style style:name="P8" style:family="paragraph">
      <style:text-properties fo:color="#808080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  <style:paragraph-properties fo:text-align="center"/>
      <style:text-properties fo:color="#999999"/>
    </style:style>
    <style:style style:name="P12" style:family="paragraph">
      <loext:graphic-properties draw:fill-color="#5f9f7e"/>
      <style:paragraph-properties fo:text-align="center"/>
      <style:text-properties fo:color="#000000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T1" style:family="text">
      <style:text-properties style:font-name="Al Bayan" fo:font-style="normal" style:font-style-asian="normal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l Bayan" fo:font-size="40pt" fo:font-style="normal" style:font-size-asian="40pt" style:font-style-asian="normal" style:font-size-complex="40pt" style:font-style-complex="normal"/>
    </style:style>
    <style:style style:name="T5" style:family="text">
      <style:text-properties fo:color="#000000"/>
    </style:style>
    <style:style style:name="T6" style:family="text">
      <style:text-properties fo:text-shadow="none" fo:font-weight="normal" style:font-weight-asian="normal" style:font-weight-complex="normal"/>
    </style:style>
    <style:style style:name="T7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8" style:family="text">
      <style:text-properties fo:color="#808080" fo:font-size="22pt" style:font-size-asian="22pt" style:font-size-complex="22pt"/>
    </style:style>
    <style:style style:name="T9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fo:text-shadow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999999"/>
    </style:style>
    <style:style style:name="T12" style:family="text">
      <style:text-properties style:text-position="super 58%" fo:text-shadow="none" fo:font-weight="normal" style:font-weight-asian="normal" style:font-weight-complex="normal"/>
    </style:style>
    <style:style style:name="T13" style:family="text">
      <style:text-properties fo:color="#808080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presentation:style-name="pr1" draw:text-style-name="P1" draw:layer="layout" svg:width="24cm" svg:height="3.507cm" svg:x="2cm" svg:y="1.637cm" presentation:class="title" presentation:user-transformed="true">
          <draw:text-box>
            <text:p><text:span text:style-name="T1">Headers &amp; Footers</text:span></text:p>
          </draw:text-box>
        </draw:frame>
        <draw:frame presentation:style-name="pr2" draw:text-style-name="P2" draw:layer="layout" svg:width="23cm" svg:height="17.333cm" svg:x="2.5cm" svg:y="4.664cm" presentation:class="outline" presentation:user-transformed="true">
          <draw:text-box>
            <text:list text:style-name="L2">
              <text:list-item>
                <text:p><text:span text:style-name="T2">OpenTransitTools has a Headers &amp; Footers module. <text:s/>The idea being that the Header &amp; Footer (html) should reside separately from underlying application. <text:s/>The goal being that the header &amp; footer is written one-time, rather than copied and pasted into each web app.</text:span></text:p>
              </text:list-item>
              <text:list-item>
                <text:p><text:span text:style-name="T2">The need grew out of having multiple web apps—sometimes written in a different language and/or using a different template engine—requiring a uniform page header &amp; footer.</text:span></text:p>
              </text:list-item>
              <text:list-item>
                <text:p><text:span text:style-name="T2">Rather than re-implement the header &amp; footer across multiple apps, the header &amp; footer is packaged separately and reused. <text:s/>Write once, single version of the truth...</text:span></text:p>
                <text:p><text:span text:style-name="T3"><text:s/>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4" draw:layer="layout" svg:width="12.192cm" svg:height="4.116cm" svg:x="13.108cm" svg:y="6.234cm">
          <draw:text-box>
            <text:p><text:span text:style-name="T6">Via setup.py, </text:span><text:span text:style-name="T7">view_header_footer.git</text:span><text:span text:style-name="T6"> is a dependency of the </text:span><text:span text:style-name="T7">view.git</text:span><text:span text:style-name="T6"> project. <text:s/>We run Pyramid via the </text:span><text:span text:style-name="T7">view.git </text:span><text:span text:style-name="T6">project, and inherit the header &amp; footer mako templates and logic via dependency.</text:span></text:p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8" draw:layer="layout" svg:width="12.192cm" svg:height="8.009cm" svg:x="3.048cm" svg:y="12.146cm">
          <draw:text-box>
            <text:p><text:span text:style-name="T6">Extending things a step further, we can override the </text:span><text:span text:style-name="T7">view_header_footer.gi</text:span><text:span text:style-name="T9">t templates with a totally different look and feel, via a 2</text:span><text:span text:style-name="T10">nd</text:span><text:span text:style-name="T9"> set of templates that are customized to an agency. <text:s/>We still get a lot of value out of the original </text:span><text:span text:style-name="T7">OTT</text:span><text:span text:style-name="T9"> app, and only override a sub-set of templates to change the look &amp; feel. <text:s/>In this scenario, trimet_view.git is the project where Pyramid is run. <text:s/></text:span><text:span text:style-name="T9"><text:a xlink:href="https://trimet.org/ride/stop.html?id=2" xlink:type="simple">See Stops</text:a></text:span><text:span text:style-name="T9"> </text:span></text:p>
          </draw:text-box>
        </draw:fram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1">
        <office:forms form:automatic-focus="false" form:apply-design-mode="false"/>
        <draw:custom-shape draw:style-name="gr9" draw:text-style-name="P11" draw:layer="layout" svg:width="10.414cm" svg:height="3.51cm" svg:x="2.286cm" svg:y="10.46cm">
          <text:p text:style-name="P10"><text:span text:style-name="T11">Java / Play!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414cm" svg:height="5.588cm" svg:x="2.286cm" svg:y="4.572cm">
          <text:p text:style-name="P10"><text:span text:style-name="T11">Python / Pyramid / Mako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Sandwich</text:span></text:p>
          </draw:text-box>
        </draw:frame>
        <draw:rect draw:style-name="gr2" draw:text-style-name="P6" draw:layer="layout" svg:width="9.144cm" svg:height="1.67cm" svg:x="2.794cm" svg:y="5.788cm" draw:corner-radius="0.5cm">
          <text:p text:style-name="P5"><text:span text:style-name="T5">view_header_footer.git</text:span></text:p>
        </draw:rect>
        <draw:frame draw:style-name="gr11" draw:layer="layout" svg:width="12.954cm" svg:height="9.415cm" svg:x="12.954cm" svg:y="5.434cm">
          <draw:text-box>
            <text:list text:style-name="L3">
              <text:list-item>
                <text:p><text:span text:style-name="T6">We start with the java-based fieldtrip app, and a </text:span><text:span text:style-name="T7">Play! Framework </text:span><text:span text:style-name="T6">template that lacks a header and footer (fieldtrip form).</text:span></text:p>
              </text:list-item>
              <text:list-item>
                <text:p><text:span text:style-name="T6">With a command-line app (sandwich.py), we call the header and footer service, and get the major pieces of the TriMet look and feel (in python, these are two strings)</text:span></text:p>
              </text:list-item>
              <text:list-item>
                <text:p><text:span text:style-name="T6">Our command-line app then pulls in the entire Play! template via a simple file I/O read (string #3), and sandwiches everthing together, and writes a 2</text:span><text:span text:style-name="T12">nd</text:span><text:span text:style-name="T6"> </text:span><text:span text:style-name="T7">TriMetized</text:span><text:span text:style-name="T6"> <text:s/>Play! template.</text:span></text:p>
              </text:list-item>
            </text:list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12" draw:text-style-name="P12" draw:layer="layout" svg:width="9.144cm" svg:height="1.763cm" svg:x="2.794cm" svg:y="11.721cm" draw:corner-radius="0.5cm">
          <text:p text:style-name="P5"><text:span text:style-name="T5">fieldtrip.trimet.org</text:span></text:p>
        </draw:rect>
        <draw:rect draw:style-name="gr3" draw:text-style-name="P6" draw:layer="layout" svg:width="9.144cm" svg:height="1.764cm" svg:x="2.794cm" svg:y="7.88cm" draw:corner-radius="0.5cm">
          <text:p text:style-name="P5"><text:span text:style-name="T5">trimet_header_footer.git</text:span></text:p>
        </draw:rect>
        <draw:frame draw:style-name="gr6" draw:text-style-name="P8" draw:layer="layout" svg:width="11.098cm" svg:height="1.119cm" svg:x="12.864cm" svg:y="4.534cm">
          <draw:text-box>
            <text:p><text:span text:style-name="T8">H&amp;F + </text:span><text:span text:style-name="T13">Play!</text:span><text:span text:style-name="T8"> static template file</text:span></text:p>
          </draw:text-box>
        </draw:frame>
        <draw:rect draw:style-name="gr12" draw:text-style-name="P12" draw:layer="layout" svg:width="4.064cm" svg:height="1.763cm" svg:x="15.124cm" svg:y="15.24cm" draw:corner-radius="0.5cm">
          <text:p text:style-name="P5"><text:span text:style-name="T5">Fieldtrip Form</text:span></text:p>
        </draw:rect>
        <draw:rect draw:style-name="gr3" draw:text-style-name="P6" draw:layer="layout" svg:width="4.572cm" svg:height="1.764cm" svg:x="9.628cm" svg:y="15.254cm" draw:corner-radius="0.5cm">
          <text:p text:style-name="P5"><text:span text:style-name="T5">TriMet</text:span></text:p>
          <text:p text:style-name="P5"><text:span text:style-name="T5">header</text:span></text:p>
        </draw:rect>
        <draw:rect draw:style-name="gr12" draw:text-style-name="P12" draw:layer="layout" svg:width="5.842cm" svg:height="1.764cm" svg:x="2.54cm" svg:y="15.24cm" draw:corner-radius="0.5cm">
          <text:p text:style-name="P5"><text:span text:style-name="T5">fieldtrip.trimet.org</text:span></text:p>
        </draw:rect>
        <draw:custom-shape draw:style-name="gr13" draw:text-style-name="P13" draw:layer="layout" svg:width="0.508cm" svg:height="1.778cm" svg:x="8.766cm" svg:y="15.24cm">
          <text:p text:style-name="P5">=</text:p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4.572cm" svg:height="1.764cm" svg:x="20.066cm" svg:y="15.24cm" draw:corner-radius="0.5cm">
          <text:p text:style-name="P5"><text:span text:style-name="T5">TriMet</text:span></text:p>
          <text:p text:style-name="P5"><text:span text:style-name="T5">footer</text:span></text:p>
        </draw:rect>
        <draw:custom-shape draw:style-name="gr13" draw:text-style-name="P13" draw:layer="layout" svg:width="0.508cm" svg:height="1.778cm" svg:x="14.462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508cm" svg:height="1.778cm" svg:x="19.45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6.002cm" svg:height="1.778cm" svg:x="2.558cm" svg:y="17.426cm">
          <text:p text:style-name="P14">See http://fieldtrip.trimet.org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On Request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frame draw:style-name="gr15" draw:layer="layout" svg:width="12.8cm" svg:height="8.712cm" svg:x="13.108cm" svg:y="5.434cm">
          <draw:text-box>
            <text:list text:style-name="L3">
              <text:list-item>
                <text:p><text:span text:style-name="T6">We start with the java-based fieldtrip app, and a </text:span><text:span text:style-name="T7">Play! Framework </text:span><text:span text:style-name="T6">template that lacks a header and footer.</text:span></text:p>
              </text:list-item>
              <text:list-item>
                <text:p><text:span text:style-name="T6">With a command-line app (sandwich.py), we call the header and footer service, and get the major pieces of a TriMet look and feel (in python, these are two strings)</text:span></text:p>
              </text:list-item>
              <text:list-item>
                <text:p><text:span text:style-name="T6">Our command-line app then pulls in the entire Play! template via a simple file I/O read (string #3), and sandwiches everthing together, and writes a 2</text:span><text:span text:style-name="T12">nd</text:span><text:span text:style-name="T6"> </text:span><text:span text:style-name="T7">TriMetized</text:span><text:span text:style-name="T6"> <text:s/>Play! template.</text:span></text:p>
              </text:list-item>
            </text:list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12" draw:text-style-name="P12" draw:layer="layout" svg:width="9.144cm" svg:height="1.763cm" svg:x="2.794cm" svg:y="10.221cm" draw:corner-radius="0.5cm">
          <text:p text:style-name="P5"><text:span text:style-name="T5">fieldtrip.trimet.org</text:span></text:p>
        </draw:rect>
        <draw:rect draw:style-name="gr3" draw:text-style-name="P6" draw:layer="layout" svg:width="9.144cm" svg:height="1.764cm" svg:x="2.794cm" svg:y="7.28cm" draw:corner-radius="0.5cm">
          <text:p text:style-name="P5"><text:span text:style-name="T5">trimet_header_footer.git</text:span></text:p>
        </draw:rect>
        <draw:frame draw:style-name="gr6" draw:text-style-name="P8" draw:layer="layout" svg:width="11.035cm" svg:height="1.119cm" svg:x="12.964cm" svg:y="4.534cm">
          <draw:text-box>
            <text:p><text:span text:style-name="T8">Template system sandwiches <text:s/></text:span></text:p>
          </draw:text-box>
        </draw:frame>
        <draw:rect draw:style-name="gr12" draw:text-style-name="P12" draw:layer="layout" svg:width="4.064cm" svg:height="1.763cm" svg:x="15.124cm" svg:y="15.24cm" draw:corner-radius="0.5cm">
          <text:p text:style-name="P5"><text:span text:style-name="T5">Fieldtrip Form</text:span></text:p>
        </draw:rect>
        <draw:rect draw:style-name="gr3" draw:text-style-name="P6" draw:layer="layout" svg:width="4.572cm" svg:height="1.764cm" svg:x="9.628cm" svg:y="15.254cm" draw:corner-radius="0.5cm">
          <text:p text:style-name="P5"><text:span text:style-name="T5">TriMet</text:span></text:p>
          <text:p text:style-name="P5"><text:span text:style-name="T5">header</text:span></text:p>
        </draw:rect>
        <draw:rect draw:style-name="gr12" draw:text-style-name="P12" draw:layer="layout" svg:width="5.842cm" svg:height="1.764cm" svg:x="2.54cm" svg:y="15.24cm" draw:corner-radius="0.5cm">
          <text:p text:style-name="P5"><text:span text:style-name="T5">fieldtrip.trimet.org</text:span></text:p>
        </draw:rect>
        <draw:custom-shape draw:style-name="gr13" draw:text-style-name="P13" draw:layer="layout" svg:width="0.508cm" svg:height="1.778cm" svg:x="8.766cm" svg:y="15.24cm">
          <text:p text:style-name="P5">=</text:p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4.572cm" svg:height="1.764cm" svg:x="20.066cm" svg:y="15.24cm" draw:corner-radius="0.5cm">
          <text:p text:style-name="P5"><text:span text:style-name="T5">TriMet</text:span></text:p>
          <text:p text:style-name="P5"><text:span text:style-name="T5">footer</text:span></text:p>
        </draw:rect>
        <draw:custom-shape draw:style-name="gr13" draw:text-style-name="P13" draw:layer="layout" svg:width="0.508cm" svg:height="1.778cm" svg:x="14.462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508cm" svg:height="1.778cm" svg:x="19.45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6.002cm" svg:height="1.778cm" svg:x="2.558cm" svg:y="17.426cm">
          <text:p text:style-name="P14">See http://fieldtrip.trimet.org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7E7B022BA43FE544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476cm" svg:y="17.8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5.2$Windows_x86 LibreOffice_project/50d9bf2b0a79cdb85a3814b592608037a682059d</meta:generator>
    <dc:title>Noise Paper</dc:title>
    <dc:description>Presentation Layout Template</dc:description>
    <meta:creation-date>2017-08-07T11:53:52</meta:creation-date>
    <dc:language>en-US</dc:language>
    <meta:editing-cycles>11</meta:editing-cycles>
    <meta:editing-duration>PT34M40S</meta:editing-duration>
    <meta:initial-creator>Frank Purcell</meta:initial-creator>
    <dc:date>2017-08-07T16:20:00.130000000</dc:date>
    <meta:document-statistic meta:object-count="92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Applications/OpenOffice.app/Contents/share/template/en-US/layout/lyt-paper.otp" meta:date="2006-12-14T14:57:51"/>
  </office:meta>
</office:document-meta>
</file>